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61b8" officeooo:paragraph-rsid="001761b8"/>
    </style:style>
    <style:style style:name="P2" style:family="paragraph" style:parent-style-name="Standard">
      <style:text-properties officeooo:rsid="0017734b" officeooo:paragraph-rsid="0017734b"/>
    </style:style>
    <style:style style:name="P3" style:family="paragraph" style:parent-style-name="Standard">
      <style:text-properties officeooo:rsid="0017a891" officeooo:paragraph-rsid="0017a891"/>
    </style:style>
    <style:style style:name="P4" style:family="paragraph" style:parent-style-name="Standard">
      <style:text-properties officeooo:rsid="0017a891" officeooo:paragraph-rsid="001942a6"/>
    </style:style>
    <style:style style:name="P5" style:family="paragraph" style:parent-style-name="Standard">
      <style:text-properties officeooo:rsid="001942a6" officeooo:paragraph-rsid="001942a6"/>
    </style:style>
    <style:style style:name="P6" style:family="paragraph" style:parent-style-name="Standard">
      <style:text-properties officeooo:rsid="001af222" officeooo:paragraph-rsid="001af222"/>
    </style:style>
    <style:style style:name="T1" style:family="text">
      <style:text-properties officeooo:rsid="0017734b"/>
    </style:style>
    <style:style style:name="T2" style:family="text">
      <style:text-properties officeooo:rsid="0017a891"/>
    </style:style>
    <style:style style:name="T3" style:family="text">
      <style:text-properties officeooo:rsid="00194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P (BORRAR) → TABLE</text:p>
      <text:p text:style-name="P1"><text:tab/><text:tab/><text:tab/><text:tab/><text:tab/>→ IF EXIST | EJEMPLO → DROP DATABASE IF EXIST (NOMBRE_TABLA O NOMBRE_BBDD);</text:p>
      <text:p text:style-name="P1"><text:tab/><text:tab/> <text:s text:c="7"/>→ DATABASE</text:p>
      <text:p text:style-name="P1"/>
      <text:p text:style-name="P1"/>
      <text:p text:style-name="P1">CREATE (CREAR) → DATABASE</text:p>
      <text:p text:style-name="P1"><text:tab/><text:tab/><text:tab/><text:tab/><text:tab/><text:tab/>→ IF NOT EXIST | EJEMPLO CREATE DATABASE IF NOT EXIST NOMBRE_BBDD; O</text:p>
      <text:p text:style-name="P1"><text:tab/><text:tab/> <text:s text:c="9"/>→ TABLE<text:tab/><text:tab/> <text:s text:c="3"/><text:tab/><text:tab/><text:tab/><text:tab/> <text:s text:c="2"/>CREATE DATABASE IF NOR EXIST NOMBRE_TABLA (…);</text:p>
      <text:p text:style-name="P1"/>
      <text:p text:style-name="P1">CONSTRAINT (RESTRICCIÓN) → PRIMARY KEY (ATRIBUTO1, ATRIBUTO2, …);</text:p>
      <text:p text:style-name="P1"/>
      <text:p text:style-name="P1"><text:tab/><text:tab/><text:tab/><text:tab/> <text:s text:c="8"/>→ nombre_constraint FOREIGN KEY (nombre atributo dentro de la tabla donde se crea) REFERENCES <text:tab/><text:tab/><text:tab/><text:tab/><text:tab/><text:tab/> NOMBRE_TABLA_DONDE_ESTA_LA_PK (nombre_atributo)</text:p>
      <text:p text:style-name="P1"/>
      <text:p text:style-name="P1"><text:tab/><text:tab/><text:tab/><text:tab/> <text:s text:c="8"/>→ nombre_constraint <text:span text:style-name="T1">CHECK (nombre_atributo BETWEEN 1 AND 5)</text:span></text:p>
      <text:p text:style-name="P1"/>
      <text:p text:style-name="P2">ON<text:tab/>→ UPADATE CASCADE (SI SE ACTUALIZA PK SE ACTUALIZA FK)</text:p>
      <text:p text:style-name="P2"><text:s text:c="5"/><text:tab/>→ DELETE CASCADE (SI SE ELIMINA LA PK SE ELIMINA LA FK)</text:p>
      <text:p text:style-name="P2"><text:tab/>→ DELETE RESTRICT (SI SE INTENTA ELIMINAR LA PK EXISTIENDO FK NO SE PUEDE ELIMINAR)</text:p>
      <text:p text:style-name="P2"/>
      <text:p text:style-name="P2">TIPOS DE DATOS <text:span text:style-name="T2">(van después del atributo)</text:span></text:p>
      <text:p text:style-name="P2">VARCHAR</text:p>
      <text:p text:style-name="P2">CHAR</text:p>
      <text:p text:style-name="P2">FLOAT (UNSIGNED PARA NO USAR NÚMEROS NEGATIVOS), CONSTRUCCIÓN (5,2) LONGITUD 5 CON 2 DECIMALES</text:p>
      <text:p text:style-name="P2">TINY, SMALL, MEDIUM, INT, BIG (UNSIGNED PARA NO USAR NÚMEROS NEGATIVOS)</text:p>
      <text:p text:style-name="P2">NOT NULL (NO VACÍO)</text:p>
      <text:p text:style-name="P2">UNIQUE (NO SE PUEDE REPETIR)</text:p>
      <text:p text:style-name="P2">AUTO_INCREMENT (SE INCREMENTA SOLO POR CADA NUEVA FILA O TUPLA)</text:p>
      <text:p text:style-name="P3">CHECK (COMPROBAR) | EJEMPLOS CHECK (atributo &lt;&gt; ‘’) [sea diferente de espacio en blanco] | CHECK (atributo &gt; 0) [sea mayor que cero]</text:p>
      <text:p text:style-name="P3">ENUM (EL ATRIBUTO SOLO PUEDE ESCOGERSE DE LA LISTA DE OPCIONES), | EJEMPLO ENUM (‘ACTIVO’, ‘VENDIDO’)</text:p>
      <text:p text:style-name="P3">PRIMARY KEY (PARA DECIR QUE EL ATRIBUTO ES PK)</text:p>
      <text:p text:style-name="P3">DATE (FECHA) | EJEMPLO DATE DEFAULT (CURRENT_DATE)</text:p>
      <text:p text:style-name="P3"/>
      <text:p text:style-name="P3"><text:soft-page-break/>ALTER TABLE nombre tabla → DROP CONSTRAINT nombre_constraint; (elimina una constraint);</text:p>
      <text:p text:style-name="P3"/>
      <text:p text:style-name="P3"><text:tab/><text:tab/> <text:s text:c="2"/><text:tab/><text:tab/> <text:s/>→ CHANGE COLUMN nombre_columna nuevo_nombre_columna TIPO DE DATO; <text:s/>(CAMBIAR COLUMNA)</text:p>
      <text:p text:style-name="P4"/>
      <text:p text:style-name="P4"><text:tab/><text:tab/><text:tab/><text:tab/> <text:s/>→ <text:span text:style-name="T3">ADD nombre_columna DATOS; (PARA AÑADIR UNA COLUMNA) | EJEMPLO columna MEDIUMINT <text:tab/><text:tab/><text:tab/><text:tab/><text:tab/> <text:s text:c="5"/>UNSIGNED AUTO_INCREMENT PRIMARY KEY;</text:span></text:p>
      <text:p text:style-name="P3"/>
      <text:p text:style-name="P3"><text:tab/><text:tab/><text:tab/><text:tab/> <text:s/>→ ADD CONSTRAINT nombre_de_la_constraint DATOS DE LA CONSTRAINT | EJEMPLO CHECK (estrellas <text:tab/><text:tab/><text:tab/><text:tab/><text:tab/> <text:s text:c="5"/>BETWEEN 1 AND 5); (AÑADIR CONSTRAINT) </text:p>
      <text:p text:style-name="P3"/>
      <text:p text:style-name="P3"><text:tab/><text:tab/><text:tab/><text:tab/> <text:s/>→ DROP COLUMN nombre_columna; (ELIMINAR COLUMNA)</text:p>
      <text:p text:style-name="P3"/>
      <text:p text:style-name="P3"><text:tab/><text:tab/><text:tab/><text:tab/> <text:s/>→ MODIFY <text:span text:style-name="T3">nombre_columna NUEVOS DATOS; (QUE SUSTITUYEN A LOS QUE YA TENÍA)</text:span></text:p>
      <text:p text:style-name="P3"/>
      <text:p text:style-name="P3"><text:tab/><text:tab/><text:tab/><text:tab/> <text:s/>→ <text:span text:style-name="T3">DROP PRIMARY KEY; (ELIMINAR UNA PK)</text:span></text:p>
      <text:p text:style-name="P3"/>
      <text:p text:style-name="P3"><text:tab/><text:tab/><text:tab/><text:tab/> <text:s/>→ <text:span text:style-name="T3">RENAME NUEVO_NOMBRE_TABLA; (CAMBIAR NOMBRE A TABLA)</text:span></text:p>
      <text:p text:style-name="P3"/>
      <text:p text:style-name="P5">CREATE INDEX nombre_index ON nombre_tabla_donde_se_crea_indice (columna1, columna2, etc); (PARA CREAR INDICE DE UNA TABLA)</text:p>
      <text:p text:style-name="P5"/>
      <text:p text:style-name="P5">CREATE VIEW nombre_vista AS SELECT columna1, columna2, etc FROM tabla_que_se_cogen_las_columnas; (PARA CREAR VISTAS)</text:p>
      <text:p text:style-name="P5"/>
      <text:p text:style-name="P6">CREATE USER nombre_usuario@’%’ IDENTIFIED BY ‘nombre_usuario’; (CREAR USUARIO)</text:p>
      <text:p text:style-name="P6"/>
      <text:p text:style-name="P6">GRANT ALL ON nombre_BBDD.* TO nombre_usuario@’%’; (DAR TODOS LOS PRIVILEGIOS A USUARIO)</text:p>
      <text:p text:style-name="P6"/>
      <text:p text:style-name="P6">GRANT SELECT , INSERT, UPDATE, DELETE ON nombre_BBDD.* TO nombre_usuario@’%’; (DAR ESOS PRIVILEGIOS SOLOS AL USER)</text:p>
      <text:p text:style-name="P6"/>
      <text:p text:style-name="P6">REVOKE ALL ON nombre_BBDD.* FROM nombre_usuario@’%’; (QUITAR TODOS LOS PRIVILEGI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1:19:15.909205404</meta:creation-date>
    <dc:date>2022-02-07T23:31:55.582824178</dc:date>
    <meta:editing-duration>PT39M38S</meta:editing-duration>
    <meta:editing-cycles>2</meta:editing-cycles>
    <meta:generator>LibreOffice/7.3.0.3$Linux_X86_64 LibreOffice_project/30$Build-3</meta:generator>
    <meta:print-date>2022-02-07T22:56:12.019710648</meta:print-date>
    <meta:document-statistic meta:table-count="0" meta:image-count="0" meta:object-count="0" meta:page-count="2" meta:paragraph-count="38" meta:word-count="383" meta:character-count="2749" meta:non-whitespace-character-count="2250"/>
  </office:meta>
</office:document-meta>
</file>